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408" calcext:value-type="float">
            <text:p>124.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912" calcext:value-type="float">
            <text:p>122.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504" calcext:value-type="float">
            <text:p>120.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504" calcext:value-type="float">
            <text:p>116.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04</text:p>
          </table:table-cell>
          <table:table-cell office:value-type="string" calcext:value-type="string">
            <text:p>TWDB:0646504</text:p>
          </table:table-cell>
          <table:table-cell office:value-type="string" calcext:value-type="string">
            <text:p>200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